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Standard">
      <style:text-properties style:font-name="Source Serif Pro Light"/>
    </style:style>
    <style:style style:name="P3" style:family="paragraph" style:parent-style-name="Standard">
      <style:text-properties style:font-name="Source Serif Pro Light" fo:font-size="14pt" style:font-size-asian="14pt" style:font-size-complex="14pt"/>
    </style:style>
    <style:style style:name="P4" style:family="paragraph" style:parent-style-name="Standard">
      <style:text-properties style:font-name="Source Serif Pro Light" fo:font-size="14pt" style:font-name-asian="SimSun" style:font-size-asian="14pt" style:font-name-complex="Lucida Sans" style:font-size-complex="14pt"/>
    </style:style>
    <style:style style:name="P5" style:family="paragraph" style:parent-style-name="Standard">
      <style:text-properties style:font-name="Source Serif Pro Light" fo:font-weight="bold" style:font-weight-asian="bold" style:font-weight-complex="bold"/>
    </style:style>
    <style:style style:name="P6" style:family="paragraph" style:parent-style-name="Standard">
      <style:text-properties style:font-name="Source Serif Pro Light" style:font-name-asian="SimSun" style:font-name-complex="Lucida Sans"/>
    </style:style>
    <style:style style:name="P7" style:family="paragraph" style:parent-style-name="Standard">
      <style:text-properties style:text-position="0% 100%" style:font-name="Source Serif Pro Light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P8" style:family="paragraph" style:parent-style-name="Table_20_Contents">
      <style:text-properties style:font-name="Source Serif Pro Light"/>
    </style:style>
    <style:style style:name="P9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10" style:family="paragraph" style:parent-style-name="Standard">
      <style:text-properties style:font-name="Source Serif Pro Light"/>
    </style:style>
    <style:style style:name="P11" style:family="paragraph" style:parent-style-name="Standard" style:list-style-name="L1">
      <style:text-properties style:font-name="Source Serif Pro Light" style:font-name-asian="SimSun" style:font-name-complex="Lucida Sans"/>
    </style:style>
    <style:style style:name="P12" style:family="paragraph" style:parent-style-name="Standard" style:list-style-name="L1">
      <style:text-properties style:font-name="Source Serif Pro Light" fo:font-style="normal" style:font-name-asian="SimSun" style:font-style-asian="normal" style:font-name-complex="Lucida Sans" style:font-style-complex="normal"/>
    </style:style>
    <style:style style:name="P13" style:family="paragraph" style:parent-style-name="Standard">
      <style:text-properties style:text-position="0% 100%" style:font-name="Source Serif Pro Light"/>
    </style:style>
    <style:style style:name="P14" style:family="paragraph" style:parent-style-name="Standard">
      <style:text-properties style:text-position="0% 100%" style:font-name="Source Serif Pro Light" officeooo:rsid="00002258" officeooo:paragraph-rsid="00002258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1" fo:font-style="normal" style:font-name-asian="OpenSymbol1" style:font-style-asian="normal" style:font-name-complex="OpenSymbol1" style:font-style-complex="normal"/>
    </style:style>
    <style:style style:name="T3" style:family="text">
      <style:text-properties style:font-name="Source Serif Pro Light1" style:font-name-asian="Source Serif Pro Light1" style:font-name-complex="Source Serif Pro Light1"/>
    </style:style>
    <style:style style:name="T4" style:family="text">
      <style:text-properties style:font-name="Source Serif Pro Light1" fo:font-style="normal" style:font-name-asian="OpenSymbol1" style:font-style-asian="normal" style:font-name-complex="OpenSymbol1" style:font-style-complex="normal"/>
    </style:style>
    <style:style style:name="T5" style:family="text">
      <style:text-properties style:font-name="Source Serif Pro Light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6" style:family="text">
      <style:text-properties style:font-name="Source Serif Pro Light1" fo:font-style="italic" style:font-name-asian="Source Serif Pro Light1" style:font-style-asian="italic" style:font-name-complex="Source Serif Pro Light1" style:font-style-complex="italic"/>
    </style:style>
    <style:style style:name="T7" style:family="text">
      <style:text-properties style:font-name-asian="SimSun" style:font-name-complex="Lucida Sans"/>
    </style:style>
    <style:style style:name="T8" style:family="text">
      <style:text-properties style:text-position="sub 58%" style:font-name-asian="SimSun" style:font-name-complex="Lucida Sans"/>
    </style:style>
    <style:style style:name="T9" style:family="text">
      <style:text-properties style:text-position="sub 58%" style:font-name="Source Serif Pro Light" fo:font-style="normal" style:font-name-asian="OpenSymbol1" style:font-style-asian="normal" style:font-name-complex="OpenSymbol1" style:font-style-complex="normal"/>
    </style:style>
    <style:style style:name="T10" style:family="text">
      <style:text-properties style:text-position="sub 58%" style:font-name="Source Serif Pro Light1" fo:font-style="normal" style:font-name-asian="OpenSymbol1" style:font-style-asian="normal" style:font-name-complex="OpenSymbol1" style:font-style-complex="normal"/>
    </style:style>
    <style:style style:name="T11" style:family="text">
      <style:text-properties style:text-position="sub 58%" style:font-name="Source Serif Pro Light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2" style:family="text">
      <style:text-properties style:text-position="sub 58%" style:font-name="Source Serif Pro Light1" style:font-name-asian="Source Serif Pro Light1" style:font-name-complex="Source Serif Pro Light1"/>
    </style:style>
    <style:style style:name="T13" style:family="text">
      <style:text-properties style:font-name="OpenSymbol1" style:font-name-asian="OpenSymbol1" style:font-name-complex="OpenSymbol1"/>
    </style:style>
    <style:style style:name="T14" style:family="text">
      <style:text-properties style:font-name="Source Serif Pro Light" style:font-name-asian="OpenSymbol1" style:font-name-complex="OpenSymbol1"/>
    </style:style>
    <style:style style:name="T15" style:family="text">
      <style:text-properties style:font-name="Source Serif Pro Light" fo:font-style="italic" style:font-name-asian="OpenSymbol1" style:font-style-asian="italic" style:font-name-complex="OpenSymbol1" style:font-style-complex="italic"/>
    </style:style>
    <style:style style:name="T16" style:family="text">
      <style:text-properties style:font-name="Source Serif Pro Light" fo:font-style="normal" style:font-name-asian="OpenSymbol1" style:font-style-asian="normal" style:font-name-complex="OpenSymbol1" style:font-style-complex="normal"/>
    </style:style>
    <style:style style:name="T17" style:family="text">
      <style:text-properties style:font-name="Source Serif Pro Light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8" style:family="text">
      <style:text-properties fo:font-style="italic" style:font-name-asian="SimSun" style:font-style-asian="italic" style:font-name-complex="Lucida Sans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name-asian="OpenSymbol1" style:font-style-asian="italic" style:font-name-complex="OpenSymbol1" style:font-style-complex="italic"/>
    </style:style>
    <style:style style:name="T21" style:family="text">
      <style:text-properties fo:font-style="normal" style:font-name-asian="OpenSymbol1" style:font-style-asian="normal" style:font-name-complex="OpenSymbol1" style:font-style-complex="normal"/>
    </style:style>
    <style:style style:name="T22" style:family="text">
      <style:text-properties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/>
            <text:p text:style-name="P9">1. </text:p>
            <text:p text:style-name="P9">Entropy of random variable: definition and properties. </text:p>
            <text:p text:style-name="P9">Explain the entropy of binary random variables and its main properties. </text:p>
            <text:p text:style-name="P8"/>
          </table:table-cell>
        </table:table-row>
      </table:table>
      <text:p text:style-name="P2"/>
      <text:p text:style-name="P3">Entropie d'une variable aléatoire discrète</text:p>
      <text:p text:style-name="P2"/>
      <text:p text:style-name="P2">Soit X une v.a. <text:span text:style-name="T13">∈ </text:span><text:span text:style-name="T15">X</text:span><text:span text:style-name="T14"> tq </text:span><text:span text:style-name="T15">X = </text:span><text:span text:style-name="T16">{x</text:span><text:span text:style-name="T9">1</text:span><text:span text:style-name="T16">,...,x</text:span><text:span text:style-name="T9">n</text:span><text:span text:style-name="T16">} avec chaque symbole x</text:span><text:span text:style-name="T9">i</text:span><text:span text:style-name="T16"> ayant une probabilité P</text:span><text:span text:style-name="T9">i</text:span><text:span text:style-name="T16"> d'apparaître alors : </text:span></text:p>
      <text:p text:style-name="P5"><text:tab/><text:tab/><text:tab/>H(X) = - <text:span text:style-name="T3">∑</text:span><text:span text:style-name="T7">p</text:span><text:span text:style-name="T8">x</text:span><text:span text:style-name="T7">(x)log</text:span><text:span text:style-name="T8">2</text:span><text:span text:style-name="T7">p</text:span><text:span text:style-name="T8">x</text:span><text:span text:style-name="T7">(x) = - E</text:span><text:span text:style-name="T8">px</text:span><text:span text:style-name="T7">[logp</text:span><text:span text:style-name="T8">x</text:span><text:span text:style-name="T7">(x)] bits</text:span></text:p>
      <text:p text:style-name="P6"/>
      <text:p text:style-name="P6">L'entropie calcule l'incertitude et le caractère aléatoire d'une variables aléatoire discrète. H(x) dépend seulement de la distribution de X mais pas sur l'actuel valeur que X peut prendre. </text:p>
      <text:p text:style-name="P6"/>
      <text:p text:style-name="P2"><text:span text:style-name="T18">Exemple </text:span><text:span text:style-name="T7">: Entropie d'une variable binaire avec des états équiprobables :</text:span></text:p>
      <text:p text:style-name="P2"><text:span text:style-name="T7"><text:tab/><text:tab/><text:tab/>H(X) = -[1/2log</text:span><text:span text:style-name="T8">2</text:span><text:span text:style-name="T7">(1/ 2)+1/2log</text:span><text:span text:style-name="T8">2</text:span><text:span text:style-name="T7">(1/ 2)] = log</text:span><text:span text:style-name="T8">2</text:span><text:span text:style-name="T7">2 = 1 bit</text:span></text:p>
      <text:p text:style-name="P6"/>
      <text:p text:style-name="P4">Entropie d'une variable binaire</text:p>
      <text:p text:style-name="P6"/>
      <text:p text:style-name="P2"><text:span text:style-name="T7">Soit une v.a X </text:span><text:span text:style-name="T13">∈ </text:span><text:span text:style-name="T20">X = </text:span><text:span text:style-name="T21">{0,1}. On a P(X=0) = et donc P(X=1) = 1 - <text:s/></text:span><text:span text:style-name="T4">θ (ou inversement). <text:s/>Ce qui nous donne P(X=x) = θ</text:span><text:span text:style-name="T2">x</text:span><text:span text:style-name="T4">(</text:span><text:span text:style-name="T21">1 - <text:s/></text:span><text:span text:style-name="T4">θ)</text:span><text:span text:style-name="T2">1-x</text:span></text:p>
      <text:p text:style-name="P13"><text:span text:style-name="T4"/></text:p>
      <text:p text:style-name="P13"><text:span text:style-name="T4">H(X) = - θ log</text:span><text:span text:style-name="T10">2</text:span><text:span text:style-name="T5">θ - <text:s/>(</text:span><text:span text:style-name="T22">1 - <text:s/></text:span><text:span text:style-name="T5">θ)log</text:span><text:span text:style-name="T11">2</text:span><text:span text:style-name="T5">(</text:span><text:span text:style-name="T22">1 - <text:s/></text:span><text:span text:style-name="T5">θ) = H(θ)</text:span></text:p>
      <text:p text:style-name="P13"><text:span text:style-name="T5"/></text:p>
      <text:p text:style-name="P14"><text:span text:style-name="T5">graphe p.11</text:span></text:p>
      <text:p text:style-name="P7"/>
      <text:p text:style-name="P7">Cette fonction H(θ) est symétrique par rapport à p=0.5 et son maximum est à θ = 0.5.</text:p>
      <text:p text:style-name="P6"/>
      <text:p text:style-name="P6">Propriétés :</text:p>
      <text:list xml:id="list1556948534" text:style-name="L1">
        <text:list-item>
          <text:p text:style-name="P11">H(X) <text:span text:style-name="T3">≥</text:span> 0 ( H(X,Y) <text:span text:style-name="T3">≥</text:span> 0 ; H(X|Y) <text:span text:style-name="T3">≥</text:span> 0)</text:p>
        </text:list-item>
        <text:list-item>
          <text:p text:style-name="P11">H(X,Y) = H(X|Y) + H(Y) = H(Y|X) + H(X)<text:tab/><text:tab/><text:span text:style-name="T19">chain rule</text:span></text:p>
        </text:list-item>
        <text:list-item>
          <text:p text:style-name="P12">H(X) <text:span text:style-name="T3">≤</text:span> H(X,Y) <text:span text:style-name="T3">≤ H(X,Y,Z) ≤ ...<text:tab/><text:tab/><text:tab/></text:span><text:span text:style-name="T6">entropie augmente</text:span></text:p>
        </text:list-item>
        <text:list-item>
          <text:p text:style-name="P12"><text:span text:style-name="T3">H(X) ≥ H(X|Y) ≥ H(X|Y, Z) ≥ ...<text:tab/><text:tab/><text:tab/></text:span><text:span text:style-name="T6">entropie augmente </text:span></text:p>
        </text:list-item>
        <text:list-item>
          <text:p text:style-name="P12"><text:span text:style-name="T3">H(X) ≤ log</text:span><text:span text:style-name="T12">2</text:span><text:span text:style-name="T3">|</text:span><text:span text:style-name="T6">X|<text:tab/><text:tab/></text:span><text:span text:style-name="T3">(égal si équiprobables)</text:span><text:span text:style-name="T6"><text:tab/>uniform pmf a la plus grande entropi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06-21T09:09:28.92</meta:creation-date>
    <dc:date>2020-09-01T20:58:05.084701029</dc:date>
    <meta:editing-duration>PT3H51M40S</meta:editing-duration>
    <meta:editing-cycles>8</meta:editing-cycles>
    <meta:generator>LibreOffice/6.4.5.2$Linux_X86_64 LibreOffice_project/40$Build-2</meta:generator>
    <meta:document-statistic meta:table-count="1" meta:image-count="0" meta:object-count="0" meta:page-count="1" meta:paragraph-count="21" meta:word-count="236" meta:character-count="1283" meta:non-whitespace-character-count="1047"/>
  </office:meta>
</office:document-meta>
</file>